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49ec6" officeooo:paragraph-rsid="00149ec6" style:font-size-asian="17.5pt" style:font-size-complex="20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20pt" officeooo:rsid="00149ec6" officeooo:paragraph-rsid="00149ec6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149ec6" officeooo:paragraph-rsid="001639d3" style:font-size-asian="17.5pt" style:font-size-complex="20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20pt" officeooo:rsid="001639d3" officeooo:paragraph-rsid="001639d3" style:font-size-asian="17.5pt" style:font-size-complex="20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20pt" officeooo:rsid="001639d3" officeooo:paragraph-rsid="001639d3" style:font-size-asian="17.5pt" style:font-size-complex="20pt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20pt" officeooo:rsid="001639d3" officeooo:paragraph-rsid="00177e6e" style:font-size-asian="17.5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1639d3" officeooo:paragraph-rsid="001d0e7c" style:font-size-asian="17.5pt" style:font-size-complex="20pt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20pt" officeooo:rsid="00177e6e" officeooo:paragraph-rsid="00177e6e" style:font-size-asian="17.5pt" style:font-size-complex="20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20pt" officeooo:rsid="001e8c92" officeooo:paragraph-rsid="001e8c92" style:font-size-asian="17.5pt" style:font-size-complex="20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20pt" officeooo:rsid="001edef2" officeooo:paragraph-rsid="001edef2" style:font-size-asian="17.5pt" style:font-size-complex="20pt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20pt" officeooo:rsid="001edef2" officeooo:paragraph-rsid="001edef2" style:font-size-asian="17.5pt" style:font-size-complex="20pt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639d3"/>
    </style:style>
    <style:style style:name="P13" style:family="paragraph" style:parent-style-name="Standard" style:list-style-name="L3">
      <style:paragraph-properties fo:text-align="justify" style:justify-single-word="false"/>
      <style:text-properties officeooo:paragraph-rsid="00177e6e"/>
    </style:style>
    <style:style style:name="P14" style:family="paragraph" style:parent-style-name="Standard" style:list-style-name="L4">
      <style:paragraph-properties fo:text-align="justify" style:justify-single-word="false"/>
      <style:text-properties officeooo:paragraph-rsid="00192682"/>
    </style:style>
    <style:style style:name="P15" style:family="paragraph" style:parent-style-name="Standard" style:list-style-name="L5">
      <style:paragraph-properties fo:text-align="justify" style:justify-single-word="false"/>
      <style:text-properties officeooo:paragraph-rsid="00192682"/>
    </style:style>
    <style:style style:name="P16" style:family="paragraph" style:parent-style-name="Standard">
      <style:paragraph-properties fo:text-align="justify" style:justify-single-word="false"/>
      <style:text-properties fo:font-size="24pt" officeooo:rsid="00192682" officeooo:paragraph-rsid="00192682" style:font-size-asian="21pt" style:font-size-complex="24pt"/>
    </style:style>
    <style:style style:name="P17" style:family="paragraph" style:parent-style-name="Standard" style:list-style-name="L5">
      <style:paragraph-properties fo:text-align="justify" style:justify-single-word="false"/>
      <style:text-properties fo:font-size="24pt" officeooo:paragraph-rsid="00192682" style:font-size-asian="24pt" style:font-size-complex="24pt"/>
    </style:style>
    <style:style style:name="P18" style:family="paragraph" style:parent-style-name="Standard">
      <style:paragraph-properties fo:text-align="center" style:justify-single-word="false"/>
      <style:text-properties fo:font-size="24pt" officeooo:rsid="001f2702" officeooo:paragraph-rsid="001f2702" style:font-size-asian="24pt" style:font-size-complex="24pt"/>
    </style:style>
    <style:style style:name="P19" style:family="paragraph" style:parent-style-name="Standard" style:list-style-name="L5">
      <style:paragraph-properties fo:text-align="justify" style:justify-single-word="false"/>
      <style:text-properties officeooo:rsid="00192682" officeooo:paragraph-rsid="00192682"/>
    </style:style>
    <style:style style:name="P20" style:family="paragraph" style:parent-style-name="Standard" style:list-style-name="L5">
      <style:paragraph-properties fo:text-align="justify" style:justify-single-word="false"/>
      <style:text-properties officeooo:rsid="001a5fe9" officeooo:paragraph-rsid="001a5fe9"/>
    </style:style>
    <style:style style:name="P21" style:family="paragraph" style:parent-style-name="Standard" style:list-style-name="L5">
      <style:paragraph-properties fo:text-align="center" style:justify-single-word="false"/>
      <style:text-properties officeooo:rsid="001a5fe9" officeooo:paragraph-rsid="001a5fe9"/>
    </style:style>
    <style:style style:name="P22" style:family="paragraph" style:parent-style-name="Standard" style:list-style-name="L5">
      <style:paragraph-properties fo:text-align="justify" style:justify-single-word="false"/>
      <style:text-properties officeooo:rsid="001b1099" officeooo:paragraph-rsid="001b1099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1b1099" officeooo:paragraph-rsid="001d0e7c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1d0e7c" officeooo:paragraph-rsid="001d0e7c"/>
    </style:style>
    <style:style style:name="P25" style:family="paragraph" style:parent-style-name="Standard" style:list-style-name="L5">
      <style:paragraph-properties fo:text-align="justify" style:justify-single-word="false"/>
      <style:text-properties officeooo:rsid="001d0e7c" officeooo:paragraph-rsid="001e8c92"/>
    </style:style>
    <style:style style:name="P26" style:family="paragraph" style:parent-style-name="Standard" style:list-style-name="L5">
      <style:paragraph-properties fo:text-align="justify" style:justify-single-word="false"/>
      <style:text-properties officeooo:rsid="001e8c92" officeooo:paragraph-rsid="001e8c92"/>
    </style:style>
    <style:style style:name="P27" style:family="paragraph" style:parent-style-name="Standard">
      <style:paragraph-properties fo:text-align="justify" style:justify-single-word="false"/>
      <style:text-properties fo:font-size="32pt" officeooo:rsid="00149ec6" officeooo:paragraph-rsid="00149ec6" style:font-size-asian="32pt" style:font-size-complex="32pt"/>
    </style:style>
    <style:style style:name="P28" style:family="paragraph" style:parent-style-name="Standard">
      <style:paragraph-properties fo:text-align="center" style:justify-single-word="false"/>
      <style:text-properties fo:font-size="26pt" officeooo:rsid="00149ec6" style:font-size-asian="26pt" style:font-size-complex="26pt"/>
    </style:style>
    <style:style style:name="P29" style:family="paragraph" style:parent-style-name="Standard" style:list-style-name="L5">
      <style:paragraph-properties fo:text-align="justify" style:justify-single-word="false"/>
      <style:text-properties officeooo:rsid="001f2702" officeooo:paragraph-rsid="001f2702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49ec6" style:font-size-asian="17.5pt" style:font-size-complex="20pt"/>
    </style:style>
    <style:style style:name="T3" style:family="text">
      <style:text-properties fo:font-size="20pt" officeooo:rsid="001639d3" style:font-size-asian="17.5pt" style:font-size-complex="20pt"/>
    </style:style>
    <style:style style:name="T4" style:family="text">
      <style:text-properties fo:font-size="20pt" officeooo:rsid="00177e6e" style:font-size-asian="17.5pt" style:font-size-complex="20pt"/>
    </style:style>
    <style:style style:name="T5" style:family="text">
      <style:text-properties fo:font-size="20pt" officeooo:rsid="00192682" style:font-size-asian="17.5pt" style:font-size-complex="20pt"/>
    </style:style>
    <style:style style:name="T6" style:family="text">
      <style:text-properties fo:font-size="20pt" officeooo:rsid="001b1099" style:font-size-asian="17.5pt" style:font-size-complex="20pt"/>
    </style:style>
    <style:style style:name="T7" style:family="text">
      <style:text-properties fo:font-size="20pt" officeooo:rsid="001d0e7c" style:font-size-asian="17.5pt" style:font-size-complex="20pt"/>
    </style:style>
    <style:style style:name="T8" style:family="text">
      <style:text-properties fo:font-size="20pt" officeooo:rsid="001e8c92" style:font-size-asian="17.5pt" style:font-size-complex="20pt"/>
    </style:style>
    <style:style style:name="T9" style:family="text">
      <style:text-properties fo:font-size="20pt" officeooo:rsid="001f2702" style:font-size-asian="17.5pt" style:font-size-complex="20pt"/>
    </style:style>
    <style:style style:name="T10" style:family="text">
      <style:text-properties officeooo:rsid="00192682"/>
    </style:style>
    <style:style style:name="T11" style:family="text">
      <style:text-properties fo:font-size="24pt" officeooo:rsid="00192682" style:font-size-asian="21pt" style:font-size-complex="24pt"/>
    </style:style>
    <style:style style:name="T12" style:family="text">
      <style:text-properties officeooo:rsid="001d0e7c"/>
    </style:style>
    <style:style style:name="T13" style:family="text">
      <style:text-properties officeooo:rsid="001edef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ss Manager</text:p>
      <text:p text:style-name="P27"/>
      <text:list xml:id="list1978480585149038725" text:style-name="L4">
        <text:list-item>
          <text:p text:style-name="P14"><text:span text:style-name="T11">Non-Functional Requirements:</text:span></text:p>
        </text:list-item>
      </text:list>
      <text:p text:style-name="P16"/>
      <text:list xml:id="list7752338183976920111" text:style-name="L1">
        <text:list-item>
          <text:p text:style-name="P2">Product Requirements:</text:p>
          <text:list>
            <text:list-header>
              <text:p text:style-name="P12"/>
            </text:list-header>
            <text:list-item>
              <text:p text:style-name="P12"><text:span text:style-name="T2">U</text:span><text:span text:style-name="T3">sability:</text:span></text:p>
              <text:p text:style-name="P23"><text:span text:style-name="T3">1.</text:span><text:span text:style-name="T7">User friendy interface.</text:span></text:p>
              <text:p text:style-name="P23"><text:span text:style-name="T7">2.Easy to access</text:span><text:span text:style-name="T3"><text:tab/></text:span></text:p>
            </text:list-item>
            <text:list-item>
              <text:p text:style-name="P4">Efficency Requirements:</text:p>
              <text:list>
                <text:list-item>
                  <text:p text:style-name="P4">Performance:<text:span text:style-name="T12">fast feedback and quick load.</text:span></text:p>
                </text:list-item>
                <text:list-item>
                  <text:p text:style-name="P4">Space:<text:span text:style-name="T12">Efficient and within 30MB size</text:span><text:tab/><text:tab/></text:p>
                </text:list-item>
              </text:list>
            </text:list-item>
            <text:list-item>
              <text:p text:style-name="P4">Dependability Requirements:</text:p>
            </text:list-item>
          </text:list>
        </text:list-item>
      </text:list>
      <text:p text:style-name="P7"><text:tab/><text:tab/><text:span text:style-name="T12">1.Make sure no one has the access other than the <text:s text:c="9"/></text:span></text:p>
      <text:p text:style-name="P7"><text:span text:style-name="T12"><text:s text:c="15"/>member.</text:span></text:p>
      <text:p text:style-name="P7"><text:tab/><text:tab/><text:span text:style-name="T12">2.Make sure reliability.</text:span></text:p>
      <text:list xml:id="list105854762972350" text:continue-numbering="true" text:style-name="L1">
        <text:list-item>
          <text:list>
            <text:list-item>
              <text:p text:style-name="P4">Security Requirements: </text:p>
              <text:list>
                <text:list-header>
                  <text:p text:style-name="P9">protect from hostile forces and ensure the personal information security.</text:p>
                </text:list-header>
              </text:list>
            </text:list-item>
            <text:list-item>
              <text:p text:style-name="P4">Organizational Requirements:</text:p>
              <text:list>
                <text:list-item>
                  <text:p text:style-name="P4">Environmental Requirements: </text:p>
                  <text:p text:style-name="P10">The system will be web database system and operate or run in windows,ubuntu,Android OS</text:p>
                </text:list-item>
                <text:list-item>
                  <text:p text:style-name="P4">Operational requirements:</text:p>
                  <text:p text:style-name="P10">*Catagorized meal for three times </text:p>
                  <text:p text:style-name="P10">(morning ,noon,Night). </text:p>
                  <text:p text:style-name="P10">*Account for each member meal and deposit.</text:p>
                </text:list-item>
              </text:list>
            </text:list-item>
          </text:list>
        </text:list-item>
      </text:list>
      <text:list xml:id="list8548635628058804437" text:style-name="L2">
        <text:list-item>
          <text:p text:style-name="P5"><text:s/>Development Requirements:</text:p>
          <text:list>
            <text:list-header>
              <text:p text:style-name="P11">Use OOP and understandable coding formate for development(c++ or Java).</text:p>
            </text:list-header>
          </text:list>
        </text:list-item>
      </text:list>
      <text:p text:style-name="P3"><text:soft-page-break/></text:p>
      <text:p text:style-name="P18">Mess manager</text:p>
      <text:p text:style-name="P1"><text:tab/><text:tab/><text:tab/><text:tab/><text:tab/></text:p>
      <text:list xml:id="list3419430355400195468" text:style-name="L5">
        <text:list-item>
          <text:p text:style-name="P17"><text:span text:style-name="T10">Functional Requirements:</text:span></text:p>
          <text:list>
            <text:list-item>
              <text:p text:style-name="P19"><text:span text:style-name="T1">Interface Requirements:</text:span></text:p>
              <text:list>
                <text:list-header>
                  <text:p text:style-name="P20"><text:span text:style-name="T1">1.sign up with email || phone</text:span></text:p>
                  <text:p text:style-name="P20"><text:span text:style-name="T1">2.password at least 6 (only alphabet,number)</text:span></text:p>
                  <text:p text:style-name="P21"><text:span text:style-name="T1">3.Add member with Email <text:s/>or phone<text:line-break/>4. Date &amp; time bar on profile </text:span></text:p>
                </text:list-header>
              </text:list>
            </text:list-item>
            <text:list-item>
              <text:p text:style-name="P19"><text:span text:style-name="T1">Regulatory Requirements:</text:span></text:p>
              <text:list>
                <text:list-header>
                  <text:p text:style-name="P20"><text:span text:style-name="T1">0.Only Admin can update information or data. </text:span></text:p>
                  <text:p text:style-name="P20"><text:span text:style-name="T1">1.The system will have limited access of updating <text:s/>data for mess member.</text:span></text:p>
                  <text:p text:style-name="P20"><text:span text:style-name="T1">2.Mess member can report (if any wrong occurs) to admin.</text:span></text:p>
                  <text:p text:style-name="P20"><text:span text:style-name="T1">3.Daily Update will notify to every mess member. </text:span></text:p>
                  <text:p text:style-name="P22"><text:span text:style-name="T1">4.If any member’s deposit is less than the demand then sent notification automatically.</text:span></text:p>
                  <text:p text:style-name="P22"><text:span text:style-name="T1">5.Daily market schedule monitoring and sent notification <text:s/>on previous date.</text:span></text:p>
                </text:list-header>
                <text:list-item>
                  <text:p text:style-name="P24"><text:span text:style-name="T1">Operational Requireme</text:span><text:span text:style-name="T8">n</text:span><text:span text:style-name="T1">ts:</text:span></text:p>
                  <text:list>
                    <text:list-header>
                      <text:p text:style-name="P26"><text:span text:style-name="T9">1</text:span><text:span text:style-name="T1">.Input market or bazar’s expense.</text:span></text:p>
                      <text:p text:style-name="P26"><text:span text:style-name="T9">2</text:span><text:span text:style-name="T1">.And meal three times in a day</text:span></text:p>
                      <text:p text:style-name="P25"><text:span text:style-name="T9">3</text:span><text:span text:style-name="T1">.</text:span><text:span text:style-name="T8">Calculate daily cost and meal for every member.</text:span></text:p>
                      <text:p text:style-name="P29"><text:span text:style-name="T8">4.</text:span><text:span text:style-name="T1">Request some one for Bazar instead of you.</text:span></text:p>
                      <text:p text:style-name="P25"><text:span text:style-name="T8"><text:s/><text:tab/><text:tab/></text:span></text:p>
                    </text:list-header>
                  </text:list>
                </text:list-item>
              </text:list>
            </text:list-item>
            <text:list-item>
              <text:p text:style-name="P19"><text:span text:style-name="T1">Security Requirements:</text:span></text:p>
              <text:p text:style-name="P19"><text:span text:style-name="T1"><text:s/></text:span><text:span text:style-name="T6">1.Only the mess member can see the information of each other.</text:span></text:p>
              <text:p text:style-name="P22"><text:span text:style-name="T6"/></text:p>
              <text:p text:style-name="P15"><text:soft-page-break/><text:span text:style-name="T5"/>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22pt" style:font-name-asian="OpenSymbol" style:font-family-asian="OpenSymbol" style:font-charset-asian="x-symbol" style:font-size-asian="19.25pt" style:font-name-complex="OpenSymbol" style:font-family-complex="OpenSymbol" style:font-charset-complex="x-symbol" style:font-size-complex="2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9:10:28.456628546</meta:creation-date>
    <meta:editing-duration>PT8M54S</meta:editing-duration>
    <meta:editing-cycles>2</meta:editing-cycles>
    <meta:generator>LibreOffice/5.1.6.2$Linux_X86_64 LibreOffice_project/10m0$Build-2</meta:generator>
    <dc:date>2019-02-12T10:58:53.610060661</dc:date>
    <meta:document-statistic meta:table-count="0" meta:image-count="0" meta:object-count="0" meta:page-count="3" meta:paragraph-count="49" meta:word-count="273" meta:character-count="1730" meta:non-whitespace-character-count="1487"/>
  </office:meta>
</office:document-meta>
</file>